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4" style:family="table-cell" style:parent-style-name="Hiperlink" style:data-style-name="N0">
      <style:table-cell-properties fo:border-top="thin solid #538DD5" fo:border-bottom="none" fo:border-left="none" fo:border-right="none" style:vertical-align="middle" style:repeat-content="false"/>
      <style:paragraph-properties fo:text-align="center"/>
      <style:text-properties fo:color="#0000FF" fo:font-size="24pt" style:font-size-asian="24pt" style:font-size-complex="24pt" style:text-underline-style="solid" style:text-underline-type="single"/>
    </style:style>
    <style:style style:name="ce5" style:family="table-cell" style:parent-style-name="Default" style:data-style-name="N0">
      <style:table-cell-properties fo:border-top="2pt solid #8497B0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8497B0" fo:border-bottom="thin solid #4F81BD" fo:border-left="thin solid #4F81BD" fo:border-right="2pt solid #8497B0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-top="none" fo:border-bottom="thin solid #4F81BD" fo:border-left="thin solid #4F81BD" fo:border-right="thin solid #4F81BD" style:vertical-align="middle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2" style:family="table-cell" style:parent-style-name="Moeda" style:data-style-name="N36">
      <style:table-cell-properties fo:border-top="thin solid #4F81BD" fo:border-bottom="thin solid #4F81BD" fo:border-left="thin solid #4F81BD" fo:border-right="2pt solid #8497B0" style:vertical-align="middle" fo:wrap-option="wrap" fo:background-color="#FFFFFF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4F81BD" style:vertical-align="middle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4F81BD"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36">
      <style:table-cell-properties fo:border="thin solid #4F81BD" style:vertical-align="middle" fo:wrap-option="wrap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fo:border-top="thin solid #4F81BD" fo:border-bottom="thin solid #4F81BD" fo:border-left="thin solid #4F81BD" fo:border-right="2pt solid #8497B0" style:vertical-align="middle" fo:wrap-option="wrap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order="thin solid #4F81BD" style:vertical-align="middle" fo:wrap-option="wrap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21" style:family="table-cell" style:parent-style-name="Default" style:data-style-name="N0">
      <style:table-cell-properties fo:border="thin solid #4F81BD" style:vertical-align="middle" fo:wrap-option="wrap" fo:background-color="#366092" style:repeat-content="false"/>
      <style:paragraph-properties fo:text-align="center"/>
      <style:text-properties fo:color="#FFFFFF" fo:font-size="16pt" style:font-size-asian="16pt" style:font-size-complex="16pt"/>
    </style:style>
    <style:style style:name="ce22" style:family="table-cell" style:parent-style-name="Default" style:data-style-name="N0">
      <style:table-cell-properties fo:border="thin solid #4F81BD" style:vertical-align="middle" fo:wrap-option="wrap" fo:background-color="#BDD7EE" style:repeat-content="fals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="thin solid #4F81BD" style:vertical-align="middle" fo:wrap-option="wrap" fo:background-color="#2F75B5" style:repeat-content="false"/>
      <style:paragraph-properties fo:text-align="center"/>
      <style:text-properties fo:color="#FFFFFF" fo:font-size="16pt" style:font-size-asian="16pt" style:font-size-complex="16pt"/>
    </style:style>
    <style:style style:name="ce24" style:family="table-cell" style:parent-style-name="Default" style:data-style-name="N0">
      <style:table-cell-properties fo:border="thin solid #4F81BD" style:vertical-align="middle" fo:wrap-option="wrap" fo:background-color="#305496" style:repeat-content="false"/>
      <style:paragraph-properties fo:text-align="center"/>
      <style:text-properties fo:color="#FFFFFF" fo:font-size="16pt" style:font-size-asian="16pt" style:font-size-complex="16pt"/>
    </style:style>
    <style:style style:name="ce25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1F4E78" style:repeat-content="false"/>
      <style:paragraph-properties fo:text-align="center"/>
      <style:text-properties fo:color="#FFFFFF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203764" style:repeat-content="false"/>
      <style:paragraph-properties fo:text-align="center"/>
      <style:text-properties fo:color="#FFFFFF" fo:font-size="16pt" style:font-size-asian="16pt" style:font-size-complex="16pt"/>
    </style:style>
    <style:style style:name="ce27" style:family="table-cell" style:parent-style-name="Default" style:data-style-name="N0">
      <style:table-cell-properties fo:border-top="none" fo:border-bottom="2pt solid #8497B0" fo:border-left="2pt solid #8497B0" fo:border-right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/>
      <style:text-properties fo:font-size="16pt" style:font-size-asian="16pt" style:font-size-complex="16pt"/>
    </style:style>
    <style:style style:name="ce30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 fo:background-color="#DCE6F1" style:repeat-content="false"/>
      <style:paragraph-properties fo:text-align="center"/>
      <style:text-properties fo:font-size="18pt" style:font-size-asian="18pt" style:font-size-complex="18pt"/>
    </style:style>
    <style:style style:name="ce31" style:family="table-cell" style:parent-style-name="Default" style:data-style-name="N36">
      <style:table-cell-properties fo:border-top="thin solid #4F81BD" fo:border-bottom="2pt solid #8497B0" fo:border-left="thin solid #4F81BD" fo:border-right="thin solid #4F81BD" style:vertical-align="middle" fo:wrap-option="wrap" fo:background-color="#DCE6F1"/>
      <style:text-properties fo:font-size="18pt" style:font-size-asian="18pt" style:font-size-complex="18pt"/>
    </style:style>
    <style:style style:name="ce32" style:family="table-cell" style:parent-style-name="Default" style:data-style-name="N0">
      <style:table-cell-properties fo:border-top="none" fo:border-bottom="2pt solid #8497B0" fo:border-left="thin solid #4F81BD" fo:border-right="2pt solid #8497B0" style:vertical-align="middle"/>
      <style:text-properties fo:font-size="16pt" style:font-size-asian="16pt" style:font-size-complex="16pt"/>
    </style:style>
    <style:style style:name="ce33" style:family="table-cell" style:parent-style-name="Default" style:data-style-name="N0">
      <style:table-cell-properties fo:border-top="none" fo:border-bottom="none" fo:border-left="thin solid #4F81BD" fo:border-right="thin solid #4F81BD" style:vertical-align="middle"/>
      <style:text-properties fo:font-size="16pt" style:font-size-asian="16pt" style:font-size-complex="16pt"/>
    </style:style>
    <style:style style:name="ce34" style:family="table-cell" style:parent-style-name="Default" style:data-style-name="N0">
      <style:table-cell-properties fo:border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="thin solid #538DD5" fo:background-color="#FFFFFF"/>
    </style:style>
    <style:style style:name="ce36" style:family="table-cell" style:parent-style-name="Default" style:data-style-name="N0">
      <style:table-cell-properties fo:border-top="thin solid #538DD5" fo:border-bottom="none" fo:border-left="none" fo:border-right="none" fo:background-color="transparent"/>
    </style:style>
    <style:style style:name="ce37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39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40" style:family="table-cell" style:parent-style-name="Default" style:data-style-name="N0">
      <style:table-cell-properties fo:border="thin solid #4F81BD" style:vertical-align="middle" fo:wrap-option="wrap" fo:background-color="#FFFFFF"/>
      <style:text-properties fo:color="#0F243E" fo:font-size="16pt" style:font-size-asian="16pt" style:font-size-complex="16pt"/>
    </style:style>
    <style:style style:name="ce41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42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43" style:family="table-cell" style:parent-style-name="Default" style:data-style-name="N0">
      <style:table-cell-properties fo:border="thin solid #4F81BD" style:vertical-align="middle" fo:wrap-option="wrap" fo:background-color="#95B3D7" style:repeat-content="fals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 style:data-style-name="N0">
      <style:table-cell-properties fo:border="thin solid #4F81BD" style:vertical-align="top" fo:wrap-option="wrap" fo:background-color="#FFFFFF"/>
      <style:text-properties fo:color="#0F243E" fo:font-size="16pt" style:font-size-asian="16pt" style:font-size-complex="16pt"/>
    </style:style>
    <style:style style:name="ce45" style:family="table-cell" style:parent-style-name="Default" style:data-style-name="N0">
      <style:table-cell-properties fo:border-top="thin solid #4F81BD" fo:border-bottom="none" fo:border-left="thin solid #4F81BD" fo:border-right="thin solid #4F81BD" style:vertical-align="middle" fo:wrap-option="wrap" fo:background-color="#FFFFFF" style:repeat-content="false"/>
      <style:paragraph-properties fo:text-align="start" fo:margin-left="0cm"/>
      <style:text-properties fo:color="#0F243E" fo:font-size="16pt" style:font-size-asian="16pt" style:font-size-complex="16pt"/>
    </style:style>
    <style:style style:name="ce46" style:family="table-cell" style:parent-style-name="Default" style:data-style-name="N0">
      <style:table-cell-properties fo:border-top="none" fo:border-bottom="none" fo:border-left="thin solid #4F81BD" fo:border-right="thin solid #4F81BD" style:vertical-align="middle" fo:wrap-option="wrap" fo:background-color="#FFFFFF" style:repeat-content="false"/>
      <style:paragraph-properties fo:text-align="start" fo:margin-left="0cm"/>
      <style:text-properties fo:color="#0F243E" fo:font-size="16pt" style:font-size-asian="16pt" style:font-size-complex="16pt"/>
    </style:style>
    <style:style style:name="ce47" style:family="table-cell" style:parent-style-name="Default" style:data-style-name="N0">
      <style:table-cell-properties fo:border-top="none" fo:border-bottom="thin solid #4F81BD" fo:border-left="thin solid #4F81BD" fo:border-right="thin solid #4F81BD" style:vertical-align="middle" fo:wrap-option="wrap" fo:background-color="#FFFFFF" style:repeat-content="false"/>
      <style:paragraph-properties fo:text-align="start" fo:margin-left="0cm"/>
      <style:text-properties fo:color="#0F243E" fo:font-size="16pt" style:font-size-asian="16pt" style:font-size-complex="16pt"/>
    </style:style>
    <style:style style:name="ce48" style:family="table-cell" style:parent-style-name="Default" style:data-style-name="N0">
      <style:table-cell-properties fo:border="thin solid #4F81BD" style:vertical-align="middle" fo:wrap-option="wrap" fo:background-color="#95B3D7" style:repeat-content="false"/>
      <style:paragraph-properties fo:text-align="start" fo:margin-left="0cm"/>
      <style:text-properties fo:font-size="16pt" style:font-size-asian="16pt" style:font-size-complex="16pt"/>
    </style:style>
    <style:style style:name="ce49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start" fo:margin-left="0cm"/>
      <style:text-properties fo:font-size="16pt" style:font-size-asian="16pt" style:font-size-complex="16pt"/>
    </style:style>
    <style:style style:name="ce50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start" fo:margin-left="0cm"/>
      <style:text-properties fo:font-size="16pt" style:font-size-asian="16pt" style:font-size-complex="16pt"/>
    </style:style>
    <style:style style:name="ce51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start" fo:margin-left="0cm"/>
      <style:text-properties fo:color="#0F243E" fo:font-size="16pt" style:font-size-asian="16pt" style:font-size-complex="16pt"/>
    </style:style>
    <style:style style:name="ce52" style:family="table-cell" style:parent-style-name="Default" style:data-style-name="N0">
      <style:table-cell-properties fo:border-top="none" fo:border-bottom="none" fo:border-left="thin solid #538DD5" fo:border-right="none" style:vertical-align="middle" fo:background-color="#EFF2FF" style:repeat-content="false"/>
      <style:paragraph-properties fo:text-align="center"/>
      <style:text-properties fo:color="#366092" fo:font-size="24pt" style:font-size-asian="24pt" style:font-size-complex="24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background-color="#EFF2FF" style:repeat-content="false"/>
      <style:paragraph-properties fo:text-align="center"/>
      <style:text-properties fo:color="#366092"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5.12233333333333cm" style:use-optimal-column-width="true"/>
    </style:style>
    <style:style style:name="co2" style:family="table-column">
      <style:table-column-properties fo:break-before="auto" style:column-width="4.78366666666667cm"/>
    </style:style>
    <style:style style:name="co3" style:family="table-column">
      <style:table-column-properties fo:break-before="auto" style:column-width="13.1233333333333cm" style:use-optimal-column-width="true"/>
    </style:style>
    <style:style style:name="co4" style:family="table-column">
      <style:table-column-properties fo:break-before="auto" style:column-width="11.0913333333333cm"/>
    </style:style>
    <style:style style:name="co5" style:family="table-column">
      <style:table-column-properties fo:break-before="auto" style:column-width="8.5725cm"/>
    </style:style>
    <style:style style:name="co6" style:family="table-column">
      <style:table-column-properties fo:break-before="auto" style:column-width="6.56166666666667cm" style:use-optimal-column-width="true"/>
    </style:style>
    <style:style style:name="co7" style:family="table-column">
      <style:table-column-properties fo:break-before="auto" style:column-width="4.16983333333333cm"/>
    </style:style>
    <style:style style:name="co8" style:family="table-column">
      <style:table-column-properties fo:break-before="auto" style:column-width="3.00566666666667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5.82083333333333cm"/>
    </style:style>
    <style:style style:name="co11" style:family="table-column">
      <style:table-column-properties fo:break-before="auto" style:column-width="6.26533333333333cm"/>
    </style:style>
    <style:style style:name="co12" style:family="table-column">
      <style:table-column-properties fo:break-before="auto" style:column-width="5.22816666666667cm"/>
    </style:style>
    <style:style style:name="co13" style:family="table-column">
      <style:table-column-properties fo:break-before="auto" style:column-width="6.43466666666667cm"/>
    </style:style>
    <style:style style:name="co14" style:family="table-column">
      <style:table-column-properties fo:break-before="auto" style:column-width="5.73616666666667cm"/>
    </style:style>
    <style:style style:name="co15" style:family="table-column">
      <style:table-column-properties fo:break-before="auto" style:column-width="10.47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39.6pt" style:use-optimal-row-height="false" fo:break-before="auto"/>
    </style:style>
    <style:style style:name="ro3" style:family="table-row">
      <style:table-row-properties style:row-height="31.2pt" style:use-optimal-row-height="true" fo:break-before="auto"/>
    </style:style>
    <style:style style:name="ro4" style:family="table-row">
      <style:table-row-properties style:row-height="21.6pt" style:use-optimal-row-height="tru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36pt" style:use-optimal-row-height="false" fo:break-before="auto"/>
    </style:style>
    <style:style style:name="ro8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alogodeServicos_(1)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13"/>
        <table:table-column table:style-name="co5" table:default-cell-style-name="ce34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34"/>
        <table:table-column table:style-name="co12" table:default-cell-style-name="ce34"/>
        <table:table-column table:style-name="co13" table:default-cell-style-name="ce13"/>
        <table:table-column table:style-name="co14" table:default-cell-style-name="ce13"/>
        <table:table-column table:style-name="co15" table:number-columns-repeated="16370" table:default-cell-style-name="ce13"/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office:value-type="string" table:number-columns-spanned="14" table:number-rows-spanned="1" table:style-name="ce52">
            <text:p>CATÁLOGO DE SERVIÇOS<text:s/></text:p>
          </table:table-cell>
          <table:covered-table-cell table:number-columns-repeated="13"/>
          <table:table-cell table:number-columns-repeated="16370" table:style-name="ce3"/>
        </table:table-row>
        <table:table-row table:style-name="ro1">
          <table:table-cell table:number-columns-spanned="5" table:number-rows-spanned="1" table:style-name="ce35"/>
          <table:covered-table-cell table:number-columns-repeated="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3">
          <table:table-cell table:number-columns-spanned="3" table:number-rows-spanned="1" table:style-name="ce36"/>
          <table:covered-table-cell table:number-columns-repeated="2"/>
          <table:table-cell table:number-columns-repeated="2" table:style-name="ce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4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4">
          <table:table-cell office:value-type="string" table:style-name="ce5">
            <text:p>Categoria<text:s/></text:p>
          </table:table-cell>
          <table:table-cell office:value-type="string" table:style-name="ce6">
            <text:p>Sub/categoria</text:p>
          </table:table-cell>
          <table:table-cell office:value-type="string" table:style-name="ce6">
            <text:p>Requisição/incidente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Tipo Atendimento</text:p>
          </table:table-cell>
          <table:table-cell office:value-type="string" table:style-name="ce6">
            <text:p>Complexidade</text:p>
          </table:table-cell>
          <table:table-cell office:value-type="string" table:style-name="ce6">
            <text:p>Prioridade</text:p>
          </table:table-cell>
          <table:table-cell office:value-type="string" table:number-columns-spanned="2" table:number-rows-spanned="1" table:style-name="ce37">
            <text:p>Prazo<text:s/></text:p>
          </table:table-cell>
          <table:covered-table-cell/>
          <table:table-cell office:value-type="string" table:number-columns-spanned="1" table:number-rows-spanned="2" table:style-name="ce37">
            <text:p>Pontuação</text:p>
          </table:table-cell>
          <table:table-cell office:value-type="string" table:number-columns-spanned="1" table:number-rows-spanned="2" table:style-name="ce37">
            <text:p>Quantidade/mês</text:p>
          </table:table-cell>
          <table:table-cell office:value-type="string" table:number-columns-spanned="1" table:number-rows-spanned="2" table:style-name="ce37">
            <text:p>Pontuação/mês</text:p>
          </table:table-cell>
          <table:table-cell office:value-type="string" table:number-columns-spanned="1" table:number-rows-spanned="2" table:style-name="ce37">
            <text:p>Custos<text:s/></text:p>
          </table:table-cell>
          <table:table-cell office:value-type="string" table:style-name="ce7">
            <text:p>Custo por ponto</text:p>
          </table:table-cell>
          <table:table-cell table:style-name="ce8"/>
          <table:table-cell table:number-columns-repeated="46" table:style-name="ce3"/>
          <table:table-cell table:number-columns-repeated="16323" table:style-name="ce9"/>
        </table:table-row>
        <table:table-row table:style-name="ro1">
          <table:table-cell table:style-name="ce10"/>
          <table:table-cell table:number-columns-repeated="6" table:style-name="ce11"/>
          <table:table-cell office:value-type="string" table:style-name="ce11">
            <text:p>Chegada</text:p>
          </table:table-cell>
          <table:table-cell office:value-type="string" table:style-name="ce11">
            <text:p>Solução</text:p>
          </table:table-cell>
          <table:covered-table-cell/>
          <table:covered-table-cell/>
          <table:covered-table-cell/>
          <table:covered-table-cell/>
          <table:table-cell office:value-type="currency" office:value="1" table:style-name="ce12">
            <text:p><text:s/>R$ 1,00<text:s/></text:p>
          </table:table-cell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8">
            <text:p>Contratação do Serviços</text:p>
          </table:table-cell>
          <table:table-cell office:value-type="string" table:number-columns-spanned="1" table:number-rows-spanned="9" table:style-name="ce39">
            <text:p>Venda<text:s/></text:p>
          </table:table-cell>
          <table:table-cell office:value-type="string" table:number-columns-spanned="1" table:number-rows-spanned="9" table:style-name="ce39">
            <text:p>Requisição de Serviço ou incidente</text:p>
          </table:table-cell>
          <table:table-cell office:value-type="string" table:number-columns-spanned="1" table:number-rows-spanned="9" table:style-name="ce40">
            <text:p><text:s/>1-Informação sobre os serviços.</text:p>
            <text:p><text:s/>2-Agendamento de visita.</text:p>
            <text:p><text:s/>3-Recepção e apresentação da empresa ao cliente.</text:p>
            <text:p/>
          </table:table-cell>
          <table:table-cell office:value-type="string" table:number-columns-spanned="1" table:number-rows-spanned="3" table:style-name="ce50">
            <text:p>1-Remoto sem ferramenta</text:p>
          </table:table-cell>
          <table:table-cell office:value-type="string" table:number-columns-spanned="1" table:number-rows-spanned="3" table:style-name="ce41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50" table:style-name="ce16">
            <text:p>50</text:p>
          </table:table-cell>
          <table:table-cell office:value-type="float" office:value="50" table:formula="of:= [.J8]*[.K8]" table:style-name="ce16">
            <text:p>50</text:p>
          </table:table-cell>
          <table:table-cell office:value-type="currency" office:value="50" table:formula="of:=[.$N$7]*[.L8]" table:style-name="ce17">
            <text:p><text:s/>R$ 5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30" table:style-name="ce16">
            <text:p>30</text:p>
          </table:table-cell>
          <table:table-cell office:value-type="float" office:value="90" table:formula="of:= [.J9]*[.K9]" table:style-name="ce16">
            <text:p>90</text:p>
          </table:table-cell>
          <table:table-cell office:value-type="currency" office:value="90" table:formula="of:=[.$N$7]*[.L9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6" table:formula="of:= [.J10]*[.K10]" table:style-name="ce16">
            <text:p>36</text:p>
          </table:table-cell>
          <table:table-cell office:value-type="currency" office:value="36" table:formula="of:=[.$N$7]*[.L10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9">
            <text:p>2-Remoto com ferramenta</text:p>
          </table:table-cell>
          <table:table-cell office:value-type="string" table:number-columns-spanned="1" table:number-rows-spanned="3" table:style-name="ce42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8" table:style-name="ce16">
            <text:p>8</text:p>
          </table:table-cell>
          <table:table-cell office:value-type="float" office:value="24" table:formula="of:= [.J11]*[.K11]" table:style-name="ce16">
            <text:p>24</text:p>
          </table:table-cell>
          <table:table-cell office:value-type="currency" office:value="24" table:formula="of:=[.$N$7]*[.L11]" table:style-name="ce17">
            <text:p><text:s/>R$ 2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18" table:formula="of:= [.J12]*[.K12]" table:style-name="ce16">
            <text:p>18</text:p>
          </table:table-cell>
          <table:table-cell office:value-type="currency" office:value="18" table:formula="of:=[.$N$7]*[.L12]" table:style-name="ce17">
            <text:p><text:s/>R$ 1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13]*[.K13]" table:style-name="ce16">
            <text:p>108</text:p>
          </table:table-cell>
          <table:table-cell office:value-type="currency" office:value="108" table:formula="of:=[.$N$7]*[.L13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8">
            <text:p>3-Presencial</text:p>
          </table:table-cell>
          <table:table-cell office:value-type="string" table:number-columns-spanned="1" table:number-rows-spanned="3" table:style-name="ce42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3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24" table:formula="of:= [.J14]*[.K14]" table:style-name="ce16">
            <text:p>24</text:p>
          </table:table-cell>
          <table:table-cell office:value-type="currency" office:value="24" table:formula="of:=[.$N$7]*[.L14]" table:style-name="ce17">
            <text:p><text:s/>R$ 2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18" table:formula="of:= [.J15]*[.K15]" table:style-name="ce16">
            <text:p>18</text:p>
          </table:table-cell>
          <table:table-cell office:value-type="currency" office:value="18" table:formula="of:=[.$N$7]*[.L15]" table:style-name="ce17">
            <text:p><text:s/>R$ 1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4" table:style-name="ce16">
            <text:p>4</text:p>
          </table:table-cell>
          <table:table-cell office:value-type="float" office:value="144" table:formula="of:= [.J16]*[.K16]" table:style-name="ce16">
            <text:p>144</text:p>
          </table:table-cell>
          <table:table-cell office:value-type="currency" office:value="144" table:formula="of:=[.$N$7]*[.L16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5">
          <table:table-cell office:value-type="string" table:number-columns-spanned="1" table:number-rows-spanned="9" table:style-name="ce38">
            <text:p>Suporte ao cliente</text:p>
          </table:table-cell>
          <table:table-cell office:value-type="string" table:number-columns-spanned="1" table:number-rows-spanned="9" table:style-name="ce39">
            <text:p>Suporte</text:p>
          </table:table-cell>
          <table:table-cell office:value-type="string" table:number-columns-spanned="1" table:number-rows-spanned="9" table:style-name="ce39">
            <text:p>Requisição de Serviço ou incidente</text:p>
          </table:table-cell>
          <table:table-cell office:value-type="string" table:number-columns-spanned="1" table:number-rows-spanned="9" table:style-name="ce51">
            <text:p>1-Apoio ao usuário na operação do serviço.</text:p>
            <text:p>2-Encaminhamento de ocorrências técnicas para a equipe técnica da responsável. <text:s text:c="16"/>3-Visita técnica presencial.<text:s text:c="83"/></text:p>
          </table:table-cell>
          <table:table-cell office:value-type="string" table:number-columns-spanned="1" table:number-rows-spanned="3" table:style-name="ce50">
            <text:p>1-Remoto sem ferramenta</text:p>
          </table:table-cell>
          <table:table-cell office:value-type="string" table:number-columns-spanned="1" table:number-rows-spanned="3" table:style-name="ce41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2" table:formula="of:= [.J17]*[.K17]" table:style-name="ce16">
            <text:p>12</text:p>
          </table:table-cell>
          <table:table-cell office:value-type="currency" office:value="12" table:formula="of:=[.$N$7]*[.L17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6" table:formula="of:= [.J18]*[.K18]" table:style-name="ce16">
            <text:p>6</text:p>
          </table:table-cell>
          <table:table-cell office:value-type="currency" office:value="6" table:formula="of:=[.$N$7]*[.L18]" table:style-name="ce17">
            <text:p><text:s/>R$ 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15" table:style-name="ce16">
            <text:p>15</text:p>
          </table:table-cell>
          <table:table-cell office:value-type="float" office:value="90" table:formula="of:= [.J19]*[.K19]" table:style-name="ce16">
            <text:p>90</text:p>
          </table:table-cell>
          <table:table-cell office:value-type="currency" office:value="90" table:formula="of:=[.$N$7]*[.L19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9">
            <text:p>2-Remoto com ferramenta</text:p>
          </table:table-cell>
          <table:table-cell office:value-type="string" table:number-columns-spanned="1" table:number-rows-spanned="3" table:style-name="ce42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5">
            <text:p>3</text:p>
          </table:table-cell>
          <table:table-cell office:value-type="float" office:value="12" table:style-name="ce16">
            <text:p>12</text:p>
          </table:table-cell>
          <table:table-cell office:value-type="float" office:value="36" table:formula="of:= [.J20]*[.K20]" table:style-name="ce16">
            <text:p>36</text:p>
          </table:table-cell>
          <table:table-cell office:value-type="currency" office:value="36" table:formula="of:=[.$N$7]*[.L20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25" table:style-name="ce16">
            <text:p>25</text:p>
          </table:table-cell>
          <table:table-cell office:value-type="float" office:value="225" table:formula="of:= [.J21]*[.K21]" table:style-name="ce16">
            <text:p>225</text:p>
          </table:table-cell>
          <table:table-cell office:value-type="currency" office:value="225" table:formula="of:=[.$N$7]*[.L21]" table:style-name="ce17">
            <text:p><text:s/>R$ 225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22]*[.K22]" table:style-name="ce16">
            <text:p>72</text:p>
          </table:table-cell>
          <table:table-cell office:value-type="currency" office:value="72" table:formula="of:=[.$N$7]*[.L22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8">
            <text:p>3-Presencial com ferramenta<text:s/></text:p>
          </table:table-cell>
          <table:table-cell office:value-type="string" table:number-columns-spanned="1" table:number-rows-spanned="3" table:style-name="ce43">
            <text:p>Alt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5">
            <text:p>6</text:p>
          </table:table-cell>
          <table:table-cell office:value-type="float" office:value="20" table:style-name="ce16">
            <text:p>20</text:p>
          </table:table-cell>
          <table:table-cell office:value-type="float" office:value="120" table:formula="of:= [.J23]*[.K23]" table:style-name="ce16">
            <text:p>120</text:p>
          </table:table-cell>
          <table:table-cell office:value-type="currency" office:value="120" table:formula="of:=[.$N$7]*[.L23]" table:style-name="ce17">
            <text:p><text:s/>R$ 1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24]*[.K24]" table:style-name="ce16">
            <text:p>108</text:p>
          </table:table-cell>
          <table:table-cell office:value-type="currency" office:value="108" table:formula="of:=[.$N$7]*[.L24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3" table:style-name="ce16">
            <text:p>3</text:p>
          </table:table-cell>
          <table:table-cell office:value-type="float" office:value="108" table:formula="of:= [.J25]*[.K25]" table:style-name="ce16">
            <text:p>108</text:p>
          </table:table-cell>
          <table:table-cell office:value-type="currency" office:value="108" table:formula="of:=[.$N$7]*[.L25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8">
            <text:p>Levantamento de Requisitos<text:s/></text:p>
          </table:table-cell>
          <table:table-cell office:value-type="string" table:number-columns-spanned="1" table:number-rows-spanned="9" table:style-name="ce39">
            <text:p>Software</text:p>
          </table:table-cell>
          <table:table-cell office:value-type="string" table:number-columns-spanned="1" table:number-rows-spanned="9" table:style-name="ce39">
            <text:p>Requisição de Serviço</text:p>
          </table:table-cell>
          <table:table-cell office:value-type="string" table:number-columns-spanned="1" table:number-rows-spanned="9" table:style-name="ce40">
            <text:p>Levantamento de requisitos junto ao cliente:</text:p>
            <text:p>1-Levantamento de requisitos funcionais.</text:p>
            <text:p>2-Levantamento e apresentação de layout e design.</text:p>
            <text:p>3-Demonstração contínua e confirmação de requisitos.</text:p>
          </table:table-cell>
          <table:table-cell office:value-type="string" table:number-columns-spanned="1" table:number-rows-spanned="3" table:style-name="ce50">
            <text:p>1-Remoto sem ferramenta</text:p>
          </table:table-cell>
          <table:table-cell office:value-type="string" table:number-columns-spanned="1" table:number-rows-spanned="3" table:style-name="ce41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2" table:formula="of:= [.J26]*[.K26]" table:style-name="ce16">
            <text:p>2</text:p>
          </table:table-cell>
          <table:table-cell office:value-type="currency" office:value="2" table:formula="of:=[.$N$7]*[.L26]" table:style-name="ce17">
            <text:p><text:s/>R$ 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3" table:formula="of:= [.J27]*[.K27]" table:style-name="ce16">
            <text:p>3</text:p>
          </table:table-cell>
          <table:table-cell office:value-type="currency" office:value="3" table:formula="of:=[.$N$7]*[.L27]" table:style-name="ce17">
            <text:p><text:s/>R$ 3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6" table:formula="of:= [.J28]*[.K28]" table:style-name="ce16">
            <text:p>36</text:p>
          </table:table-cell>
          <table:table-cell office:value-type="currency" office:value="36" table:formula="of:=[.$N$7]*[.L28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9">
            <text:p>2-Remoto com ferramenta</text:p>
          </table:table-cell>
          <table:table-cell office:value-type="string" table:number-columns-spanned="1" table:number-rows-spanned="3" table:style-name="ce42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0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6" table:formula="of:= [.J29]*[.K29]" table:style-name="ce16">
            <text:p>6</text:p>
          </table:table-cell>
          <table:table-cell office:value-type="currency" office:value="6" table:formula="of:=[.$N$7]*[.L29]" table:style-name="ce17">
            <text:p><text:s/>R$ 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9" table:formula="of:= [.J30]*[.K30]" table:style-name="ce16">
            <text:p>9</text:p>
          </table:table-cell>
          <table:table-cell office:value-type="currency" office:value="9" table:formula="of:=[.$N$7]*[.L30]" table:style-name="ce17">
            <text:p><text:s/>R$ 9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31]*[.K31]" table:style-name="ce16">
            <text:p>108</text:p>
          </table:table-cell>
          <table:table-cell office:value-type="currency" office:value="108" table:formula="of:=[.$N$7]*[.L31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8">
            <text:p>3-Presencial</text:p>
          </table:table-cell>
          <table:table-cell office:value-type="string" table:number-columns-spanned="1" table:number-rows-spanned="3" table:style-name="ce42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6" table:formula="of:= [.J32]*[.K32]" table:style-name="ce16">
            <text:p>6</text:p>
          </table:table-cell>
          <table:table-cell office:value-type="currency" office:value="6" table:formula="of:=[.$N$7]*[.L32]" table:style-name="ce17">
            <text:p><text:s/>R$ 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33]*[.K33]" table:style-name="ce16">
            <text:p>72</text:p>
          </table:table-cell>
          <table:table-cell office:value-type="currency" office:value="72" table:formula="of:=[.$N$7]*[.L33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72" table:formula="of:= [.J34]*[.K34]" table:style-name="ce16">
            <text:p>72</text:p>
          </table:table-cell>
          <table:table-cell office:value-type="currency" office:value="72" table:formula="of:=[.$N$7]*[.L34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8">
            <text:p>Software</text:p>
          </table:table-cell>
          <table:table-cell office:value-type="string" table:number-columns-spanned="1" table:number-rows-spanned="9" table:style-name="ce39">
            <text:p>Software</text:p>
          </table:table-cell>
          <table:table-cell office:value-type="string" table:number-columns-spanned="1" table:number-rows-spanned="9" table:style-name="ce39">
            <text:p>Requisição ou Incidente<text:s/></text:p>
          </table:table-cell>
          <table:table-cell office:value-type="string" table:number-columns-spanned="1" table:number-rows-spanned="9" table:style-name="ce44">
            <text:p><text:s text:c="92"/>1-Desenvolvimento do Software de acordo com a documentação de requisitos levantados.</text:p>
            <text:p>2-Levantar a tecnologia e o padrão adequados para o projeto.<text:s/></text:p>
            <text:p>3-Testes Software e manutenção de Software.</text:p>
          </table:table-cell>
          <table:table-cell office:value-type="string" table:number-columns-spanned="1" table:number-rows-spanned="3" table:style-name="ce50">
            <text:p>1-Remoto com ferramenta</text:p>
          </table:table-cell>
          <table:table-cell office:value-type="string" table:number-columns-spanned="1" table:number-rows-spanned="3" table:style-name="ce41">
            <text:p>Alt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formula="of:= [.J35]*[.K35]" table:style-name="ce16">
            <text:p>10</text:p>
          </table:table-cell>
          <table:table-cell office:value-type="currency" office:value="10" table:formula="of:=[.$N$7]*[.L35]" table:style-name="ce17">
            <text:p><text:s/>R$ 1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2" table:formula="of:= [.J36]*[.K36]" table:style-name="ce16">
            <text:p>12</text:p>
          </table:table-cell>
          <table:table-cell office:value-type="currency" office:value="12" table:formula="of:=[.$N$7]*[.L36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12" table:formula="of:= [.J37]*[.K37]" table:style-name="ce16">
            <text:p>12</text:p>
          </table:table-cell>
          <table:table-cell office:value-type="currency" office:value="12" table:formula="of:=[.$N$7]*[.L37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9">
            <text:p>2-Remoto com ferramenta</text:p>
          </table:table-cell>
          <table:table-cell office:value-type="string" table:number-columns-spanned="1" table:number-rows-spanned="3" table:style-name="ce42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0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9" table:formula="of:= [.J38]*[.K38]" table:style-name="ce16">
            <text:p>9</text:p>
          </table:table-cell>
          <table:table-cell office:value-type="currency" office:value="9" table:formula="of:=[.$N$7]*[.L38]" table:style-name="ce17">
            <text:p><text:s/>R$ 9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90" table:formula="of:= [.J39]*[.K39]" table:style-name="ce16">
            <text:p>90</text:p>
          </table:table-cell>
          <table:table-cell office:value-type="currency" office:value="90" table:formula="of:=[.$N$7]*[.L39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36" table:formula="of:= [.J40]*[.K40]" table:style-name="ce16">
            <text:p>36</text:p>
          </table:table-cell>
          <table:table-cell office:value-type="currency" office:value="36" table:formula="of:=[.$N$7]*[.L40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8">
            <text:p>3-Remoto com ferramenta</text:p>
          </table:table-cell>
          <table:table-cell office:value-type="string" table:number-columns-spanned="1" table:number-rows-spanned="3" table:style-name="ce42">
            <text:p>Alt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60" table:formula="of:= [.J41]*[.K41]" table:style-name="ce16">
            <text:p>60</text:p>
          </table:table-cell>
          <table:table-cell office:value-type="currency" office:value="60" table:formula="of:=[.$N$7]*[.L41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12" table:style-name="ce16">
            <text:p>12</text:p>
          </table:table-cell>
          <table:table-cell office:value-type="float" office:value="216" table:formula="of:= [.J42]*[.K42]" table:style-name="ce16">
            <text:p>216</text:p>
          </table:table-cell>
          <table:table-cell office:value-type="currency" office:value="216" table:formula="of:=[.$N$7]*[.L42]" table:style-name="ce17">
            <text:p><text:s/>R$ 21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9" table:style-name="ce16">
            <text:p>29</text:p>
          </table:table-cell>
          <table:table-cell office:value-type="float" office:value="1044" table:formula="of:= [.J43]*[.K43]" table:style-name="ce16">
            <text:p>1044</text:p>
          </table:table-cell>
          <table:table-cell office:value-type="currency" office:value="1044" table:formula="of:=[.$N$7]*[.L43]" table:style-name="ce17">
            <text:p><text:s/>R$ 1.0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8">
            <text:p>Software<text:s/></text:p>
          </table:table-cell>
          <table:table-cell office:value-type="string" table:number-columns-spanned="1" table:number-rows-spanned="9" table:style-name="ce39">
            <text:p>Marketing</text:p>
          </table:table-cell>
          <table:table-cell office:value-type="string" table:number-columns-spanned="1" table:number-rows-spanned="9" table:style-name="ce39">
            <text:p>Requisição de Serviço<text:s/></text:p>
          </table:table-cell>
          <table:table-cell office:value-type="string" table:number-columns-spanned="1" table:number-rows-spanned="9" table:style-name="ce40">
            <text:p><text:s/></text:p>
            <text:p>1-Divulgação do serviço nas redes e mídias sociais.<text:s/></text:p>
            <text:p>2-Incrição em eventos e feiras.</text:p>
            <text:p>3-Contato com potenciais novos parceiros e clientes.</text:p>
          </table:table-cell>
          <table:table-cell office:value-type="string" table:number-columns-spanned="1" table:number-rows-spanned="3" table:style-name="ce50">
            <text:p>1-Remoto sem ferramenta</text:p>
          </table:table-cell>
          <table:table-cell office:value-type="string" table:number-columns-spanned="1" table:number-rows-spanned="3" table:style-name="ce41">
            <text:p>Mè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formula="of:= [.J44]*[.K44]" table:style-name="ce16">
            <text:p>10</text:p>
          </table:table-cell>
          <table:table-cell office:value-type="currency" office:value="10" table:formula="of:=[.$N$7]*[.L44]" table:style-name="ce17">
            <text:p><text:s/>R$ 1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60" table:style-name="ce16">
            <text:p>60</text:p>
          </table:table-cell>
          <table:table-cell office:value-type="float" office:value="180" table:formula="of:= [.J45]*[.K45]" table:style-name="ce16">
            <text:p>180</text:p>
          </table:table-cell>
          <table:table-cell office:value-type="currency" office:value="180" table:formula="of:=[.$N$7]*[.L45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25" table:style-name="ce16">
            <text:p>25</text:p>
          </table:table-cell>
          <table:table-cell office:value-type="float" office:value="150" table:formula="of:= [.J46]*[.K46]" table:style-name="ce16">
            <text:p>150</text:p>
          </table:table-cell>
          <table:table-cell office:value-type="currency" office:value="150" table:formula="of:=[.$N$7]*[.L46]" table:style-name="ce17">
            <text:p><text:s/>R$ 15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9">
            <text:p>2-Remoto com ferramenta</text:p>
          </table:table-cell>
          <table:table-cell office:value-type="string" table:number-columns-spanned="1" table:number-rows-spanned="3" table:style-name="ce42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5">
            <text:p>3</text:p>
          </table:table-cell>
          <table:table-cell office:value-type="float" office:value="8" table:style-name="ce16">
            <text:p>8</text:p>
          </table:table-cell>
          <table:table-cell office:value-type="float" office:value="24" table:formula="of:= [.J47]*[.K47]" table:style-name="ce16">
            <text:p>24</text:p>
          </table:table-cell>
          <table:table-cell office:value-type="currency" office:value="24" table:formula="of:=[.$N$7]*[.L47]" table:style-name="ce17">
            <text:p><text:s/>R$ 2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40" table:style-name="ce16">
            <text:p>40</text:p>
          </table:table-cell>
          <table:table-cell office:value-type="float" office:value="360" table:formula="of:= [.J48]*[.K48]" table:style-name="ce16">
            <text:p>360</text:p>
          </table:table-cell>
          <table:table-cell office:value-type="currency" office:value="360" table:formula="of:=[.$N$7]*[.L48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80" table:formula="of:= [.J49]*[.K49]" table:style-name="ce16">
            <text:p>180</text:p>
          </table:table-cell>
          <table:table-cell office:value-type="currency" office:value="180" table:formula="of:=[.$N$7]*[.L49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8">
            <text:p>3-Presencial ou Remoto</text:p>
          </table:table-cell>
          <table:table-cell office:value-type="string" table:number-columns-spanned="1" table:number-rows-spanned="3" table:style-name="ce43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8" table:style-name="ce24">
            <text:p>18</text:p>
          </table:table-cell>
          <table:table-cell office:value-type="float" office:value="40" table:style-name="ce16">
            <text:p>40</text:p>
          </table:table-cell>
          <table:table-cell office:value-type="float" office:value="720" table:formula="of:= [.J50]*[.K50]" table:style-name="ce16">
            <text:p>720</text:p>
          </table:table-cell>
          <table:table-cell office:value-type="currency" office:value="720" table:formula="of:=[.$N$7]*[.L50]" table:style-name="ce17">
            <text:p><text:s/>R$ 7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4" table:style-name="ce16">
            <text:p>4</text:p>
          </table:table-cell>
          <table:table-cell office:value-type="float" office:value="144" table:formula="of:= [.J51]*[.K51]" table:style-name="ce16">
            <text:p>144</text:p>
          </table:table-cell>
          <table:table-cell office:value-type="currency" office:value="144" table:formula="of:=[.$N$7]*[.L51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7" table:visibility="collapse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72" table:style-name="ce26">
            <text:p>72</text:p>
          </table:table-cell>
          <table:table-cell office:value-type="float" office:value="2" table:style-name="ce16">
            <text:p>2</text:p>
          </table:table-cell>
          <table:table-cell office:value-type="float" office:value="144" table:formula="of:= [.J52]*[.K52]" table:style-name="ce16">
            <text:p>144</text:p>
          </table:table-cell>
          <table:table-cell office:value-type="currency" office:value="144" table:formula="of:=[.$N$7]*[.L52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 table:style-name="ce1"/>
        </table:table-row>
        <table:table-row table:style-name="ro8">
          <table:table-cell table:style-name="ce27"/>
          <table:table-cell table:number-columns-repeated="2" table:style-name="ce28"/>
          <table:table-cell table:style-name="ce29"/>
          <table:table-cell table:style-name="ce28"/>
          <table:table-cell table:number-columns-repeated="5" table:style-name="ce29"/>
          <table:table-cell office:value-type="string" table:style-name="ce26">
            <text:p>TOTAL</text:p>
          </table:table-cell>
          <table:table-cell office:value-type="float" office:value="5004" table:formula="of:=SUM([.L8:.L52])" table:style-name="ce30">
            <text:p>5004</text:p>
          </table:table-cell>
          <table:table-cell office:value-type="currency" office:value="5004" table:formula="of:=[.$N$7]*[.L53]" table:style-name="ce31">
            <text:p><text:s/>R$ 5.004,00<text:s/></text:p>
          </table:table-cell>
          <table:table-cell table:style-name="ce32"/>
          <table:table-cell table:number-columns-repeated="47" table:style-name="ce3"/>
          <table:table-cell table:number-columns-repeated="16323" table:style-name="ce33"/>
        </table:table-row>
        <table:table-row table:number-rows-repeated="189"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number-rows-repeated="1048334" table:style-name="ro1">
          <table:table-cell table:number-columns-repeated="16384"/>
        </table:table-row>
      </table:table>
      <table:database-ranges>
        <table:database-range table:target-range-address="CatalogodeServicos_(1).A6:CatalogodeServicos_(1).N5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iperlink" style:family="table-cell" style:data-style-name="N0">
      <style:text-properties fo:color="#0000FF" style:text-underline-style="solid" style:text-underline-type="single"/>
    </style:style>
    <style:style style:name="Moed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in" fo:margin-bottom="0.02in" fo:margin-left="0.511811023622047in" fo:margin-right="0.11in" style:print-orientation="landscape" style:print-page-order="ttb" style:first-page-number="continue" style:scale-to="60%" style:table-centering="none" style:print="objects charts drawings"/>
      <style:header-style>
        <style:header-footer-properties fo:min-height="0.05in" fo:margin-left="0.511811023622047in" fo:margin-right="0.11in" fo:margin-bottom="0in"/>
      </style:header-style>
      <style:footer-style>
        <style:header-footer-properties fo:min-height="0.11in" fo:margin-left="0.511811023622047in" fo:margin-right="0.1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i1463550</meta:initial-creator>
    <dc:creator>Robson Silva</dc:creator>
    <meta:creation-date>2010-07-28T18:14:11Z</meta:creation-date>
    <dc:date>2020-11-02T02:47:21Z</dc:date>
    <meta:print-date>2010-09-01T19:46:01Z</meta:print-date>
    <meta:user-defined meta:name="WorkbookGuid">36adbe9b-0be4-415e-9891-0e24c6ae223c</meta:user-defined>
  </office:meta>
</office:document-meta>
</file>